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2C0000012C6ED2218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1" style:family="paragraph">
      <style:text-properties fo:color="#b3b300" fo:text-shadow="1pt 1pt" fo:font-weight="bold" style:font-weight-asian="bold" style:font-weight-complex="bold"/>
    </style:style>
    <style:style style:name="P2" style:family="paragraph">
      <style:text-properties fo:color="#000000"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color="#b3b300" fo:text-shadow="1pt 1pt" fo:font-weight="bold" style:font-weight-asian="bold" style:font-weight-complex="bold"/>
    </style:style>
    <style:style style:name="T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3.506cm" svg:x="1.001cm" svg:y="1.8cm" presentation:class="title" presentation:user-transformed="true">
          <draw:text-box>
            <text:p><text:span text:style-name="T1">Votez pour vos démos préférées</text:span></text:p>
          </draw:text-box>
        </draw:frame>
        <draw:frame draw:style-name="gr1" draw:text-style-name="P2" draw:layer="layout" svg:width="10.539cm" svg:height="0.962cm" svg:x="8.6cm" svg:y="19.2cm">
          <draw:text-box>
            <text:p><text:span text:style-name="T2">Codecamp – Intersemestres 2014</text:span></text:p>
          </draw:text-box>
        </draw:frame>
        <draw:frame draw:style-name="gr2" draw:text-style-name="P3" draw:layer="layout" svg:width="10.638cm" svg:height="10.638cm" svg:x="8.562cm" svg:y="6.362cm">
          <draw:image xlink:href="Pictures/100002010000012C0000012C6ED221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Cécile Bothorel</meta:initial-creator>
    <meta:creation-date>2013-01-24T09:49:57</meta:creation-date>
    <meta:editing-duration>P1DT20H18M13S</meta:editing-duration>
    <meta:editing-cycles>6</meta:editing-cycles>
    <dc:date>2014-01-23T11:53:29</dc:date>
    <dc:creator>Cécile Bothorel</dc:creator>
    <meta:generator>LibreOffice/3.5$Linux_x86 LibreOffice_project/350m1$Build-2</meta:generator>
    <meta:document-statistic meta:object-count="26"/>
    <meta:user-defined meta:name="Info 1"/>
    <meta:user-defined meta:name="Info 2"/>
    <meta:user-defined meta:name="Info 3"/>
    <meta:user-defined meta:name="Info 4"/>
  </office:meta>
</office:document-meta>
</file>